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0.57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28cm" fo:min-width="0.75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39cm" fo:min-width="0.7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gr8" style:family="graphic" style:parent-style-name="standard">
      <style:graphic-properties draw:stroke="none" svg:stroke-color="#000000" draw:fill="none" draw:fill-color="#ffffff" fo:min-height="0.83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9.763cm" svg:y="1.63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5.953cm" svg:y="7.604cm">
          <text:p text:style-name="P2">0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.27cm" svg:y="7.477cm">
          <text:p text:style-name="P2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1.27cm" svg:x="15.859cm" svg:y="10.398cm">
          <text:p text:style-name="P2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4.683cm" svg:y="4.556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4.716cm" svg:y="4.55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3.319cm" svg:y="7.60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6.494cm" svg:y="7.477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778cm" svg:height="1.524cm" svg:x="9.89cm" svg:y="16.621cm">
          <text:p text:style-name="P2">10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78cm" svg:height="1.397cm" svg:x="11.16cm" svg:y="13.7cm">
          <text:p text:style-name="P2">1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1.161cm" svg:y="10.78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763cm" svg:y1="2.27cm" svg:x2="5.826cm" svg:y2="4.937cm">
          <text:p/>
        </draw:line>
        <draw:line draw:style-name="gr5" draw:text-style-name="P3" draw:layer="layout" svg:x1="13.446cm" svg:y1="8.62cm" svg:x2="11.922cm" svg:y2="10.779cm">
          <text:p/>
        </draw:line>
        <draw:line draw:style-name="gr5" draw:text-style-name="P3" draw:layer="layout" svg:x1="11.033cm" svg:y1="2.143cm" svg:x2="15.097cm" svg:y2="4.81cm">
          <text:p/>
        </draw:line>
        <draw:line draw:style-name="gr5" draw:text-style-name="P3" draw:layer="layout" svg:x1="4.937cm" svg:y1="5.699cm" svg:x2="3.286cm" svg:y2="7.731cm">
          <text:p/>
        </draw:line>
        <draw:line draw:style-name="gr5" draw:text-style-name="P3" draw:layer="layout" svg:x1="11.795cm" svg:y1="12.049cm" svg:x2="11.668cm" svg:y2="13.7cm">
          <text:p/>
        </draw:line>
        <draw:line draw:style-name="gr5" draw:text-style-name="P3" draw:layer="layout" svg:x1="11.414cm" svg:y1="14.843cm" svg:x2="10.398cm" svg:y2="16.748cm">
          <text:p/>
        </draw:line>
        <draw:line draw:style-name="gr5" draw:text-style-name="P3" draw:layer="layout" svg:x1="15.351cm" svg:y1="5.699cm" svg:x2="13.954cm" svg:y2="7.604cm">
          <text:p/>
        </draw:line>
        <draw:line draw:style-name="gr5" draw:text-style-name="P3" draw:layer="layout" svg:x1="5.826cm" svg:y1="5.699cm" svg:x2="6.715cm" svg:y2="7.604cm">
          <text:p/>
        </draw:line>
        <draw:line draw:style-name="gr5" draw:text-style-name="P3" draw:layer="layout" svg:x1="15.351cm" svg:y1="5.826cm" svg:x2="17.129cm" svg:y2="7.604cm">
          <text:p/>
        </draw:line>
        <draw:line draw:style-name="gr5" draw:text-style-name="P3" draw:layer="layout" svg:x1="17.129cm" svg:y1="8.747cm" svg:x2="16.494cm" svg:y2="10.398cm">
          <text:p/>
        </draw:line>
        <draw:frame draw:style-name="gr6" draw:text-style-name="P4" draw:layer="layout" svg:width="1.016cm" svg:height="0.954cm" svg:x="6.588cm" svg:y="2.397cm">
          <draw:text-box>
            <text:p>0</text:p>
          </draw:text-box>
        </draw:frame>
        <draw:frame draw:style-name="gr6" draw:text-style-name="P4" draw:layer="layout" svg:width="1.016cm" svg:height="0.954cm" svg:x="6.588cm" svg:y="2.397cm">
          <draw:text-box>
            <text:p>0</text:p>
          </draw:text-box>
        </draw:frame>
        <draw:frame draw:style-name="gr6" draw:text-style-name="P4" draw:layer="layout" svg:width="1.016cm" svg:height="0.954cm" svg:x="15.478cm" svg:y="8.874cm">
          <draw:text-box>
            <text:p>0</text:p>
          </draw:text-box>
        </draw:frame>
        <draw:frame draw:style-name="gr6" draw:text-style-name="P4" draw:layer="layout" svg:width="1.016cm" svg:height="0.954cm" svg:x="13.446cm" svg:y="5.699cm">
          <draw:text-box>
            <text:p>0</text:p>
          </draw:text-box>
        </draw:frame>
        <draw:frame draw:style-name="gr7" draw:text-style-name="P4" draw:layer="layout" svg:width="1.143cm" svg:height="0.954cm" svg:x="16.494cm" svg:y="5.699cm">
          <draw:text-box>
            <text:p>1</text:p>
          </draw:text-box>
        </draw:frame>
        <draw:frame draw:style-name="gr6" draw:text-style-name="P4" draw:layer="layout" svg:width="1.016cm" svg:height="0.954cm" svg:x="9.763cm" svg:y="15.097cm">
          <draw:text-box>
            <text:p>0</text:p>
          </draw:text-box>
        </draw:frame>
        <draw:frame draw:style-name="gr6" draw:text-style-name="P4" draw:layer="layout" svg:width="1.016cm" svg:height="0.954cm" svg:x="12.049cm" svg:y="12.492cm">
          <draw:text-box>
            <text:p>0</text:p>
          </draw:text-box>
        </draw:frame>
        <draw:frame draw:style-name="gr6" draw:text-style-name="P4" draw:layer="layout" svg:width="1.016cm" svg:height="0.954cm" svg:x="11.287cm" svg:y="8.747cm">
          <draw:text-box>
            <text:p>0</text:p>
          </draw:text-box>
        </draw:frame>
        <draw:frame draw:style-name="gr6" draw:text-style-name="P4" draw:layer="layout" svg:width="1.016cm" svg:height="0.954cm" svg:x="6.461cm" svg:y="5.699cm">
          <draw:text-box>
            <text:p>1</text:p>
          </draw:text-box>
        </draw:frame>
        <draw:frame draw:style-name="gr6" draw:text-style-name="P4" draw:layer="layout" svg:width="1.016cm" svg:height="0.954cm" svg:x="2.905cm" svg:y="5.572cm">
          <draw:text-box>
            <text:p>0</text:p>
          </draw:text-box>
        </draw:frame>
        <draw:frame draw:style-name="gr8" draw:text-style-name="P4" draw:layer="layout" svg:width="1.016cm" svg:height="1.081cm" svg:x="13.065cm" svg:y="2.078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5:40:47.425083000</meta:creation-date>
    <dc:date>2015-07-01T15:52:58.801052000</dc:date>
    <meta:editing-duration>PT12M11S</meta:editing-duration>
    <meta:editing-cycles>4</meta:editing-cycles>
    <meta:generator>LibreOffice/4.4.3.2$MacOSX_X86_64 LibreOffice_project/88805f81e9fe61362df02b9941de8e38a9b5fd16</meta:generator>
    <meta:document-statistic meta:object-count="32"/>
  </office:meta>
</office:document-meta>
</file>